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4.76pt"/>
    </style:style>
    <style:style style:name="co2" style:family="table-column">
      <style:table-column-properties fo:break-before="auto" style:column-width="614.44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8.2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ount_Information_Page_Test_Cases_V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st_Case_ID</text:p>
          </table:table-cell>
          <table:table-cell table:style-name="ce1" office:value-type="string" calcext:value-type="string">
            <text:p><text:s text:c="4"/>Test_Cases</text:p>
          </table:table-cell>
          <table:table-cell/>
        </table:table-row>
        <table:table-row table:style-name="ro1">
          <table:table-cell office:value-type="string" calcext:value-type="string">
            <text:p>Account_info_page_1</text:p>
          </table:table-cell>
          <table:table-cell office:value-type="string" calcext:value-type="string">
            <text:p>Check the GUI (Spelling, Alignment, Color, Size) of all available fields in the page including page name “ACCOUNT INFORMATION”</text:p>
          </table:table-cell>
          <table:table-cell/>
        </table:table-row>
        <table:table-row table:style-name="ro1">
          <table:table-cell office:value-type="string" calcext:value-type="string">
            <text:p>Account_info_page_2</text:p>
          </table:table-cell>
          <table:table-cell office:value-type="string" calcext:value-type="string">
            <text:p>Check for all mandatory fields validation, without entering mandatory when you click on “CONTINUE” it should throw and error</text:p>
          </table:table-cell>
          <table:table-cell/>
        </table:table-row>
        <table:table-row table:style-name="ro2">
          <table:table-cell office:value-type="string" calcext:value-type="string">
            <text:p>Account_info_page_3</text:p>
          </table:table-cell>
          <table:table-cell office:value-type="string" calcext:value-type="string">
            <text:p>Verify below fields are available in Caps letter with input box(fields to enter value) in the account information page </text:p>
            <text:p>1.CARD TYPE with selected value VISA by default and check mandatory symbol (*) available</text:p>
            <text:p><text:span text:style-name="T1">2.PAYMENT AMOUNT with display value 30.00 available </text:span></text:p>
            <text:p><text:span text:style-name="T1">3. CARD NUMBER and check mandatory symbol (*) available </text:span></text:p>
            <text:p><text:span text:style-name="T1">4.EXPIRATION and check mandatory symbol (*) with visible text “Select month” and “Select year” available</text:span></text:p>
            <text:p><text:span text:style-name="T1">5.FIRST NAME and check mandatory symbol (*) available</text:span></text:p>
            <text:p><text:span text:style-name="T1">6.LAST NAME and check mandatory symbol (*) available</text:span></text:p>
            <text:p><text:span text:style-name="T1">7.MI </text:span></text:p>
            <text:p><text:span text:style-name="T1">8.BILLING STREET ADDRESS and check mandatory symbol (*) available</text:span></text:p>
            <text:p><text:span text:style-name="T1">9.CITY and check mandatory symbol (*) available</text:span></text:p>
            <text:p><text:span text:style-name="T1">10.STATE OR PROVINCE and check mandatory symbol (*) with visible text “Select a state” available</text:span></text:p>
            <text:p><text:span text:style-name="T1">11.POSTAL CODE and check mandatory symbol (*) available</text:span></text:p>
            <text:p><text:span text:style-name="T1">12. Verify text “* indicates required information” is available</text:span></text:p>
            <text:p><text:span text:style-name="T1">13.Verify button CONTINUE and CANCEL are available</text:span></text:p>
          </table:table-cell>
          <table:table-cell/>
        </table:table-row>
        <table:table-row table:style-name="ro1">
          <table:table-cell office:value-type="string" calcext:value-type="string">
            <text:p>Account_info_page_4</text:p>
          </table:table-cell>
          <table:table-cell office:value-type="string" calcext:value-type="string">
            <text:p>Verify all the input fields are enabled to provide data</text:p>
          </table:table-cell>
          <table:table-cell/>
        </table:table-row>
        <table:table-row table:style-name="ro1">
          <table:table-cell office:value-type="string" calcext:value-type="string">
            <text:p>Account_info_page_5</text:p>
          </table:table-cell>
          <table:table-cell office:value-type="string" calcext:value-type="string">
            <text:p>Test with Valid Card Number + Valid Expiry Date</text:p>
          </table:table-cell>
          <table:table-cell/>
        </table:table-row>
        <table:table-row table:style-name="ro1">
          <table:table-cell office:value-type="string" calcext:value-type="string">
            <text:p>Account_info_page_6</text:p>
          </table:table-cell>
          <table:table-cell office:value-type="string" calcext:value-type="string">
            <text:p>Test with Valid Card Number + Invalid Expiry Date</text:p>
          </table:table-cell>
          <table:table-cell/>
        </table:table-row>
        <table:table-row table:style-name="ro1">
          <table:table-cell office:value-type="string" calcext:value-type="string">
            <text:p>Account_info_page_7</text:p>
          </table:table-cell>
          <table:table-cell office:value-type="string" calcext:value-type="string">
            <text:p>Test with Invalid Card Number(including some blocked card) + Valid Expiry Date</text:p>
          </table:table-cell>
          <table:table-cell/>
        </table:table-row>
        <table:table-row table:style-name="ro1">
          <table:table-cell office:value-type="string" calcext:value-type="string">
            <text:p>Account_info_page_8</text:p>
          </table:table-cell>
          <table:table-cell office:value-type="string" calcext:value-type="string">
            <text:p>Verify the Validation alert is properly displaying when invalid details</text:p>
          </table:table-cell>
          <table:table-cell/>
        </table:table-row>
        <table:table-row table:style-name="ro3">
          <table:table-cell office:value-type="string" calcext:value-type="string">
            <text:p>Account_info_page_9</text:p>
          </table:table-cell>
          <table:table-cell office:value-type="string" calcext:value-type="string">
            <text:p>Verify with invalid details then click on CONTINUE</text:p>
            <text:p>Provide number instead of text in the name filed and vice versa for all the fields</text:p>
            <text:p>Provide some text in the POSTAL CODE field and test</text:p>
          </table:table-cell>
          <table:table-cell/>
        </table:table-row>
        <table:table-row table:style-name="ro1">
          <table:table-cell office:value-type="string" calcext:value-type="string">
            <text:p>Account_info_page_10</text:p>
          </table:table-cell>
          <table:table-cell office:value-type="string" calcext:value-type="string">
            <text:p>Verify CONTINUE and CANCEL buttons are enabled</text:p>
          </table:table-cell>
          <table:table-cell/>
        </table:table-row>
        <table:table-row table:style-name="ro1">
          <table:table-cell office:value-type="string" calcext:value-type="string">
            <text:p>Account_info_page_11</text:p>
          </table:table-cell>
          <table:table-cell office:value-type="string" calcext:value-type="string">
            <text:p>Verify CANCEL button functionality is working as expected.</text:p>
          </table:table-cell>
          <table:table-cell/>
        </table:table-row>
        <table:table-row table:style-name="ro1">
          <table:table-cell office:value-type="string" calcext:value-type="string">
            <text:p>Account_info_page_12</text:p>
          </table:table-cell>
          <table:table-cell office:value-type="string" calcext:value-type="string">
            <text:p>Verify after entering complete mandatory valid details we can able to move to next page successfully after clicking CONTIN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21:45:20.119173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43:46.548830684</meta:creation-date>
    <dc:date>2019-09-30T21:57:46.542613546</dc:date>
    <meta:editing-duration>PT38M2S</meta:editing-duration>
    <meta:editing-cycles>19</meta:editing-cycles>
    <meta:generator>LibreOffice/6.2.6.2$Linux_X86_64 LibreOffice_project/20$Build-2</meta:generator>
    <meta:document-statistic meta:table-count="1" meta:cell-count="26" meta:object-count="0"/>
  </office:meta>
</office:document-meta>
</file>